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5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48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0.959cm"/>
    </style:style>
    <style:style style:name="co23" style:family="table-column">
      <style:table-column-properties fo:break-before="auto" style:column-width="7.717cm"/>
    </style:style>
    <style:style style:name="co24" style:family="table-column">
      <style:table-column-properties fo:break-before="auto" style:column-width="10.03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5">
            <text:p>25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2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2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2">
          <table:table-cell office:value-type="string">
            <text:p>R1, R356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2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2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31">
            <text:p>31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5">
            <text:p>15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2">
          <table:table-cell office:value-type="string">
            <text:p>IC15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2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2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2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2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2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2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2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2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2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2">
          <table:table-cell office:value-type="string">
            <text:p>C56, C80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2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2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2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2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2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2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2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2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2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2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4"/>
        </table:table-row>
        <table:table-row table:style-name="ro2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2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2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2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2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2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2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2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2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2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2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2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2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2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2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office:value-type="string">
            <text:p>610-2N4401 (2N4401)</text:p>
          </table:table-cell>
          <table:table-cell office:value-type="string">
            <text:p>1653588 (2N4401)</text:p>
          </table:table-cell>
          <table:table-cell table:number-columns-repeated="4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/>
          <table:table-cell office:value-type="string">
            <text:p>http://www.mouser.com/ProductDetail/Central-Semiconductor/2N4401/?qs=%2fha2pyFaduhBI66z8kNzIVEwjKuJ%252bnUH4l53H76MHRznPaAM8TkwHw%3d%3d</text:p>
          </table:table-cell>
          <table:table-cell office:value-type="string">
            <text:p>http://fr.farnell.com/fairchild-semiconductor/2n4401bu/transistor-npn/dp/1653588</text:p>
          </table:table-cell>
          <table:table-cell table:number-columns-repeated="4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2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2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2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2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2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2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2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2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2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2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2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2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19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9:13:51</dc:date>
    <dc:creator>Julien Delgoulet</dc:creator>
    <meta:document-statistic meta:table-count="1" meta:cell-count="1694" meta:object-count="0"/>
    <meta:generator>OpenOffice/4.1.2$Unix OpenOffice.org_project/412m3$Build-9782</meta:generator>
  </office:meta>
</office:document-meta>
</file>